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family="'Palatino Linotype'" style:font-family-generic="roman" style:font-pitch="variable"/>
    </style:style>
    <style:style style:name="P3" style:family="paragraph">
      <style:paragraph-properties fo:text-align="center"/>
      <style:text-properties fo:font-family="'Palatino Linotype'" style:font-family-generic="roman" style:font-pitch="variable"/>
    </style:style>
    <style:style style:name="P4" style:family="paragraph">
      <style:paragraph-properties fo:text-align="center"/>
      <style:text-properties fo:font-family="'Palatino Linotype'" style:font-style-name="Standard" style:font-family-generic="roman" style:font-pitch="variable" fo:font-size="18pt" style:font-size-asian="18pt" style:font-size-complex="18pt"/>
    </style:style>
    <style:style style:name="P5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18pt" style:font-size-asian="18pt" style:font-size-complex="18pt"/>
    </style:style>
    <style:style style:name="T1" style:family="text">
      <style:text-properties fo:font-family="'Palatino Linotype'" style:font-family-generic="roman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15.914cm" svg:height="13.584cm" svg:x="2.804cm" svg:y="4.54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4.058cm" svg:height="2.369cm" svg:x="3.712cm" svg:y="5.49cm">
          <text:p text:style-name="P2"><text:span text:style-name="T1">VoiP Anwendu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4.699cm" svg:height="1.067cm" svg:x="4.935cm" svg:y="7.424cm">
          <text:p text:style-name="P2"><text:span text:style-name="T1">Signalisieru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4.699cm" svg:height="1.067cm" svg:x="11.847cm" svg:y="7.425cm">
          <text:p text:style-name="P2"><text:span text:style-name="T1">Sprac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draw:layer="layout" svg:width="6.476cm" svg:height="2.646cm" svg:x="3.87cm" svg:y="9.08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draw:layer="layout" svg:width="6.476cm" svg:height="2.646cm" svg:x="11.254cm" svg:y="9.08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5" draw:layer="layout" svg:width="2.276cm" svg:height="1.244cm" svg:x="4.313cm" svg:y="9.869cm">
          <text:p text:style-name="P5">SD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5" draw:layer="layout" svg:width="2.276cm" svg:height="1.244cm" svg:x="7.313cm" svg:y="9.869cm">
          <text:p text:style-name="P5">SI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5" draw:layer="layout" svg:width="2.276cm" svg:height="1.244cm" svg:x="11.813cm" svg:y="9.869cm">
          <text:p text:style-name="P5">RT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2.276cm" svg:height="1.244cm" svg:x="14.713cm" svg:y="11.069cm">
          <text:p text:style-name="P5">RTC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4.058cm" svg:height="0.976cm" svg:x="3.712cm" svg:y="14.291cm">
          <text:p text:style-name="P2"><text:span text:style-name="T1">I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4.058cm" svg:height="0.976cm" svg:x="3.712cm" svg:y="15.265cm">
          <text:p text:style-name="P2"><text:span text:style-name="T1">Übermittlungsnetz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0.441cm" svg:height="0.976cm" svg:x="7.329cm" svg:y="13.313cm">
          <text:p text:style-name="P2"><text:span text:style-name="T1">UD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3.599cm" svg:height="0.976cm" svg:x="3.73cm" svg:y="13.313cm">
          <text:p text:style-name="P2"><text:span text:style-name="T1">TC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5.424cm" svg:y1="11.733cm" svg:x2="5.424cm" svg:y2="13.309cm">
          <text:p/>
        </draw:line>
        <draw:line draw:style-name="gr4" draw:text-style-name="P1" draw:layer="layout" svg:x1="8.524cm" svg:y1="11.733cm" svg:x2="8.524cm" svg:y2="13.309cm">
          <text:p/>
        </draw:line>
        <draw:line draw:style-name="gr4" draw:text-style-name="P1" draw:layer="layout" svg:x1="12.924cm" svg:y1="11.733cm" svg:x2="12.924cm" svg:y2="13.309cm">
          <text:p/>
        </draw:line>
        <draw:line draw:style-name="gr4" draw:text-style-name="P1" draw:layer="layout" svg:x1="15.724cm" svg:y1="12.32cm" svg:x2="15.724cm" svg:y2="13.309cm">
          <text:p/>
        </draw:line>
        <draw:line draw:style-name="gr4" draw:text-style-name="P1" draw:layer="layout" svg:x1="14.075cm" svg:y1="8.493cm" svg:x2="14.075cm" svg:y2="9.083cm">
          <text:p/>
        </draw:line>
        <draw:line draw:style-name="gr4" draw:text-style-name="P1" draw:layer="layout" svg:x1="7.275cm" svg:y1="8.493cm" svg:x2="7.275cm" svg:y2="9.08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initial-creator>Thomas Plotkowiak</meta:initial-creator>
    <meta:creation-date>2008-05-03T20:53:06</meta:creation-date>
    <dc:creator>Thomas Plotkowiak</dc:creator>
    <dc:date>2008-05-03T21:08:11</dc:date>
    <meta:editing-cycles>1</meta:editing-cycles>
    <meta:editing-duration>PT15M6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